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1" draw:layer="layout" svg:width="1cm" svg:height="1.1cm" svg:x="15.3cm" svg:y="4.7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11-29T17:45:52</dc:date>
    <dc:creator>tokai </dc:creator>
    <meta:editing-duration>PT2M17S</meta:editing-duration>
    <meta:editing-cycles>18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365cm" svg:y="1.042cm" svg:width="13.887cm" svg:height="7.173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.67381906146713E-016">
                <text:p>3.67381906146713E-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7.34763812293426E-016">
                <text:p>-7.34763812293426E-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12132034355964">
                <text:p>2.121320343559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